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094783333333" calcext:value-type="float">
            <text:p>2.21095</text:p>
          </table:table-cell>
          <table:table-cell office:value-type="float" office:value="2.49394325" calcext:value-type="float">
            <text:p>2.49394</text:p>
          </table:table-cell>
          <table:table-cell office:value-type="float" office:value="4.14418" calcext:value-type="float">
            <text:p>4.144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3684016666667" calcext:value-type="float">
            <text:p>2.23684</text:p>
          </table:table-cell>
          <table:table-cell office:value-type="float" office:value="2.45109975" calcext:value-type="float">
            <text:p>2.4511</text:p>
          </table:table-cell>
          <table:table-cell office:value-type="float" office:value="3.794111" calcext:value-type="float">
            <text:p>3.7941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145908333333" calcext:value-type="float">
            <text:p>2.27146</text:p>
          </table:table-cell>
          <table:table-cell office:value-type="float" office:value="2.36880075" calcext:value-type="float">
            <text:p>2.3688</text:p>
          </table:table-cell>
          <table:table-cell office:value-type="float" office:value="4.277263" calcext:value-type="float">
            <text:p>4.277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585916666667" calcext:value-type="float">
            <text:p>2.21586</text:p>
          </table:table-cell>
          <table:table-cell office:value-type="float" office:value="2.35550583333333" calcext:value-type="float">
            <text:p>2.35551</text:p>
          </table:table-cell>
          <table:table-cell office:value-type="float" office:value="3.523902" calcext:value-type="float">
            <text:p>3.52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237508333333" calcext:value-type="float">
            <text:p>2.23238</text:p>
          </table:table-cell>
          <table:table-cell office:value-type="float" office:value="2.34561133333333" calcext:value-type="float">
            <text:p>2.34561</text:p>
          </table:table-cell>
          <table:table-cell office:value-type="float" office:value="3.455102" calcext:value-type="float">
            <text:p>3.455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344758333333" calcext:value-type="float">
            <text:p>2.24345</text:p>
          </table:table-cell>
          <table:table-cell office:value-type="float" office:value="2.32420383333333" calcext:value-type="float">
            <text:p>2.3242</text:p>
          </table:table-cell>
          <table:table-cell office:value-type="float" office:value="3.603974" calcext:value-type="float">
            <text:p>3.603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980708333333" calcext:value-type="float">
            <text:p>2.21981</text:p>
          </table:table-cell>
          <table:table-cell office:value-type="float" office:value="2.3006625" calcext:value-type="float">
            <text:p>2.30066</text:p>
          </table:table-cell>
          <table:table-cell office:value-type="float" office:value="3.623707" calcext:value-type="float">
            <text:p>3.623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923325" calcext:value-type="float">
            <text:p>2.29233</text:p>
          </table:table-cell>
          <table:table-cell office:value-type="float" office:value="2.41011416666667" calcext:value-type="float">
            <text:p>2.41011</text:p>
          </table:table-cell>
          <table:table-cell office:value-type="float" office:value="4.864838" calcext:value-type="float">
            <text:p>4.864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9151258333333" calcext:value-type="float">
            <text:p>2.29151</text:p>
          </table:table-cell>
          <table:table-cell office:value-type="float" office:value="2.46808883333333" calcext:value-type="float">
            <text:p>2.46809</text:p>
          </table:table-cell>
          <table:table-cell office:value-type="float" office:value="4.276322" calcext:value-type="float">
            <text:p>4.276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961925" calcext:value-type="float">
            <text:p>2.28962</text:p>
          </table:table-cell>
          <table:table-cell office:value-type="float" office:value="2.36145925" calcext:value-type="float">
            <text:p>2.36146</text:p>
          </table:table-cell>
          <table:table-cell office:value-type="float" office:value="4.436088" calcext:value-type="float">
            <text:p>4.436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390875" calcext:value-type="float">
            <text:p>2.28391</text:p>
          </table:table-cell>
          <table:table-cell office:value-type="float" office:value="2.51490708333333" calcext:value-type="float">
            <text:p>2.51491</text:p>
          </table:table-cell>
          <table:table-cell office:value-type="float" office:value="4.378684" calcext:value-type="float">
            <text:p>4.378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8302941666667" calcext:value-type="float">
            <text:p>2.28303</text:p>
          </table:table-cell>
          <table:table-cell office:value-type="float" office:value="2.39307525" calcext:value-type="float">
            <text:p>2.39308</text:p>
          </table:table-cell>
          <table:table-cell office:value-type="float" office:value="4.413311" calcext:value-type="float">
            <text:p>4.413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180616666667" calcext:value-type="float">
            <text:p>2.22181</text:p>
          </table:table-cell>
          <table:table-cell office:value-type="float" office:value="2.27621783333333" calcext:value-type="float">
            <text:p>2.27622</text:p>
          </table:table-cell>
          <table:table-cell office:value-type="float" office:value="3.634287" calcext:value-type="float">
            <text:p>3.634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664266666667" calcext:value-type="float">
            <text:p>2.18664</text:p>
          </table:table-cell>
          <table:table-cell office:value-type="float" office:value="2.255896" calcext:value-type="float">
            <text:p>2.2559</text:p>
          </table:table-cell>
          <table:table-cell office:value-type="float" office:value="3.044432" calcext:value-type="float">
            <text:p>3.044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67775" calcext:value-type="float">
            <text:p>2.25468</text:p>
          </table:table-cell>
          <table:table-cell office:value-type="float" office:value="2.29546608333333" calcext:value-type="float">
            <text:p>2.29547</text:p>
          </table:table-cell>
          <table:table-cell office:value-type="float" office:value="3.89425" calcext:value-type="float">
            <text:p>3.894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0955" calcext:value-type="float">
            <text:p>2.2521</text:p>
          </table:table-cell>
          <table:table-cell office:value-type="float" office:value="2.18899841666667" calcext:value-type="float">
            <text:p>2.189</text:p>
          </table:table-cell>
          <table:table-cell office:value-type="float" office:value="3.338975" calcext:value-type="float">
            <text:p>3.3389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122808333333" calcext:value-type="float">
            <text:p>2.25123</text:p>
          </table:table-cell>
          <table:table-cell office:value-type="float" office:value="2.40842141666667" calcext:value-type="float">
            <text:p>2.40842</text:p>
          </table:table-cell>
          <table:table-cell office:value-type="float" office:value="4.278621" calcext:value-type="float">
            <text:p>4.278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4949691666667" calcext:value-type="float">
            <text:p>2.2495</text:p>
          </table:table-cell>
          <table:table-cell office:value-type="float" office:value="2.340134" calcext:value-type="float">
            <text:p>2.34013</text:p>
          </table:table-cell>
          <table:table-cell office:value-type="float" office:value="4.074701" calcext:value-type="float">
            <text:p>4.07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881341666667" calcext:value-type="float">
            <text:p>2.24881</text:p>
          </table:table-cell>
          <table:table-cell office:value-type="float" office:value="2.39471508333333" calcext:value-type="float">
            <text:p>2.39472</text:p>
          </table:table-cell>
          <table:table-cell office:value-type="float" office:value="4.05315" calcext:value-type="float">
            <text:p>4.053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554141666667" calcext:value-type="float">
            <text:p>2.18554</text:p>
          </table:table-cell>
          <table:table-cell office:value-type="float" office:value="2.24812016666667" calcext:value-type="float">
            <text:p>2.24812</text:p>
          </table:table-cell>
          <table:table-cell office:value-type="float" office:value="3.298462" calcext:value-type="float">
            <text:p>3.298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800683333333" calcext:value-type="float">
            <text:p>2.20801</text:p>
          </table:table-cell>
          <table:table-cell office:value-type="float" office:value="2.24610058333333" calcext:value-type="float">
            <text:p>2.2461</text:p>
          </table:table-cell>
          <table:table-cell office:value-type="float" office:value="3.123416" calcext:value-type="float">
            <text:p>3.123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500491666667" calcext:value-type="float">
            <text:p>2.245</text:p>
          </table:table-cell>
          <table:table-cell office:value-type="float" office:value="2.31418741666667" calcext:value-type="float">
            <text:p>2.31419</text:p>
          </table:table-cell>
          <table:table-cell office:value-type="float" office:value="3.964381" calcext:value-type="float">
            <text:p>3.964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0705" calcext:value-type="float">
            <text:p>2.24007</text:p>
          </table:table-cell>
          <table:table-cell office:value-type="float" office:value="2.2948505" calcext:value-type="float">
            <text:p>2.29485</text:p>
          </table:table-cell>
          <table:table-cell office:value-type="float" office:value="3.871884" calcext:value-type="float">
            <text:p>3.871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3962925" calcext:value-type="float">
            <text:p>2.23963</text:p>
          </table:table-cell>
          <table:table-cell office:value-type="float" office:value="2.258728" calcext:value-type="float">
            <text:p>2.25873</text:p>
          </table:table-cell>
          <table:table-cell office:value-type="float" office:value="3.943698" calcext:value-type="float">
            <text:p>3.94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93775" calcext:value-type="float">
            <text:p>2.23938</text:p>
          </table:table-cell>
          <table:table-cell office:value-type="float" office:value="2.36156083333333" calcext:value-type="float">
            <text:p>2.36156</text:p>
          </table:table-cell>
          <table:table-cell office:value-type="float" office:value="4.309225" calcext:value-type="float">
            <text:p>4.3092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902433333333" calcext:value-type="float">
            <text:p>2.23902</text:p>
          </table:table-cell>
          <table:table-cell office:value-type="float" office:value="2.14569516666667" calcext:value-type="float">
            <text:p>2.1457</text:p>
          </table:table-cell>
          <table:table-cell office:value-type="float" office:value="3.069054" calcext:value-type="float">
            <text:p>3.069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407625" calcext:value-type="float">
            <text:p>2.23408</text:p>
          </table:table-cell>
          <table:table-cell office:value-type="float" office:value="2.3233" calcext:value-type="float">
            <text:p>2.3233</text:p>
          </table:table-cell>
          <table:table-cell office:value-type="float" office:value="3.870816" calcext:value-type="float">
            <text:p>3.870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83333333333" calcext:value-type="float">
            <text:p>2.22983</text:p>
          </table:table-cell>
          <table:table-cell office:value-type="float" office:value="2.29451083333333" calcext:value-type="float">
            <text:p>2.29451</text:p>
          </table:table-cell>
          <table:table-cell office:value-type="float" office:value="3.412034" calcext:value-type="float">
            <text:p>3.412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59825" calcext:value-type="float">
            <text:p>2.2296</text:p>
          </table:table-cell>
          <table:table-cell office:value-type="float" office:value="2.33912075" calcext:value-type="float">
            <text:p>2.33912</text:p>
          </table:table-cell>
          <table:table-cell office:value-type="float" office:value="3.533118" calcext:value-type="float">
            <text:p>3.533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10833333333" calcext:value-type="float">
            <text:p>2.22511</text:p>
          </table:table-cell>
          <table:table-cell office:value-type="float" office:value="2.30202708333333" calcext:value-type="float">
            <text:p>2.30203</text:p>
          </table:table-cell>
          <table:table-cell office:value-type="float" office:value="3.741233" calcext:value-type="float">
            <text:p>3.7412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969308333333" calcext:value-type="float">
            <text:p>2.16969</text:p>
          </table:table-cell>
          <table:table-cell office:value-type="float" office:value="2.22377933333333" calcext:value-type="float">
            <text:p>2.22378</text:p>
          </table:table-cell>
          <table:table-cell office:value-type="float" office:value="3.03353" calcext:value-type="float">
            <text:p>3.033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2310166666667" calcext:value-type="float">
            <text:p>2.2231</text:p>
          </table:table-cell>
          <table:table-cell office:value-type="float" office:value="2.23444125" calcext:value-type="float">
            <text:p>2.23444</text:p>
          </table:table-cell>
          <table:table-cell office:value-type="float" office:value="3.457175" calcext:value-type="float">
            <text:p>3.457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34308333333" calcext:value-type="float">
            <text:p>2.22034</text:p>
          </table:table-cell>
          <table:table-cell office:value-type="float" office:value="2.2800735" calcext:value-type="float">
            <text:p>2.28007</text:p>
          </table:table-cell>
          <table:table-cell office:value-type="float" office:value="3.834025" calcext:value-type="float">
            <text:p>3.834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934691666667" calcext:value-type="float">
            <text:p>2.21935</text:p>
          </table:table-cell>
          <table:table-cell office:value-type="float" office:value="2.22650316666667" calcext:value-type="float">
            <text:p>2.2265</text:p>
          </table:table-cell>
          <table:table-cell office:value-type="float" office:value="3.577297" calcext:value-type="float">
            <text:p>3.57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568091666667" calcext:value-type="float">
            <text:p>2.21568</text:p>
          </table:table-cell>
          <table:table-cell office:value-type="float" office:value="2.387833" calcext:value-type="float">
            <text:p>2.38783</text:p>
          </table:table-cell>
          <table:table-cell office:value-type="float" office:value="3.399611" calcext:value-type="float">
            <text:p>3.3996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1150916666667" calcext:value-type="float">
            <text:p>2.21151</text:p>
          </table:table-cell>
          <table:table-cell office:value-type="float" office:value="2.35524041666667" calcext:value-type="float">
            <text:p>2.35524</text:p>
          </table:table-cell>
          <table:table-cell office:value-type="float" office:value="3.308329" calcext:value-type="float">
            <text:p>3.3083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0775791666667" calcext:value-type="float">
            <text:p>2.20776</text:p>
          </table:table-cell>
          <table:table-cell office:value-type="float" office:value="2.31907166666667" calcext:value-type="float">
            <text:p>2.31907</text:p>
          </table:table-cell>
          <table:table-cell office:value-type="float" office:value="3.590797" calcext:value-type="float">
            <text:p>3.590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0189683333333" calcext:value-type="float">
            <text:p>2.2019</text:p>
          </table:table-cell>
          <table:table-cell office:value-type="float" office:value="2.35460183333333" calcext:value-type="float">
            <text:p>2.3546</text:p>
          </table:table-cell>
          <table:table-cell office:value-type="float" office:value="3.652532" calcext:value-type="float">
            <text:p>3.652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1359" calcext:value-type="float">
            <text:p>2.20136</text:p>
          </table:table-cell>
          <table:table-cell office:value-type="float" office:value="2.26197483333333" calcext:value-type="float">
            <text:p>2.26197</text:p>
          </table:table-cell>
          <table:table-cell office:value-type="float" office:value="3.063613" calcext:value-type="float">
            <text:p>3.0636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922558333333" calcext:value-type="float">
            <text:p>2.19923</text:p>
          </table:table-cell>
          <table:table-cell office:value-type="float" office:value="2.20816183333333" calcext:value-type="float">
            <text:p>2.20816</text:p>
          </table:table-cell>
          <table:table-cell office:value-type="float" office:value="3.334496" calcext:value-type="float">
            <text:p>3.334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585983333333" calcext:value-type="float">
            <text:p>2.19586</text:p>
          </table:table-cell>
          <table:table-cell office:value-type="float" office:value="2.24670358333333" calcext:value-type="float">
            <text:p>2.2467</text:p>
          </table:table-cell>
          <table:table-cell office:value-type="float" office:value="3.340931" calcext:value-type="float">
            <text:p>3.340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369683333333" calcext:value-type="float">
            <text:p>2.1937</text:p>
          </table:table-cell>
          <table:table-cell office:value-type="float" office:value="2.298496" calcext:value-type="float">
            <text:p>2.2985</text:p>
          </table:table-cell>
          <table:table-cell office:value-type="float" office:value="3.243373" calcext:value-type="float">
            <text:p>3.243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8904691666667" calcext:value-type="float">
            <text:p>2.18905</text:p>
          </table:table-cell>
          <table:table-cell office:value-type="float" office:value="2.25881358333333" calcext:value-type="float">
            <text:p>2.25881</text:p>
          </table:table-cell>
          <table:table-cell office:value-type="float" office:value="3.320874" calcext:value-type="float">
            <text:p>3.320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486275" calcext:value-type="float">
            <text:p>2.18486</text:p>
          </table:table-cell>
          <table:table-cell office:value-type="float" office:value="2.25976983333333" calcext:value-type="float">
            <text:p>2.25977</text:p>
          </table:table-cell>
          <table:table-cell office:value-type="float" office:value="3.38143" calcext:value-type="float">
            <text:p>3.381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18334925" calcext:value-type="float">
            <text:p>2.18335</text:p>
          </table:table-cell>
          <table:table-cell office:value-type="float" office:value="2.15357633333333" calcext:value-type="float">
            <text:p>2.15358</text:p>
          </table:table-cell>
          <table:table-cell office:value-type="float" office:value="2.710543" calcext:value-type="float">
            <text:p>2.710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283691666667" calcext:value-type="float">
            <text:p>2.18284</text:p>
          </table:table-cell>
          <table:table-cell office:value-type="float" office:value="2.17166941666667" calcext:value-type="float">
            <text:p>2.17167</text:p>
          </table:table-cell>
          <table:table-cell office:value-type="float" office:value="2.876077" calcext:value-type="float">
            <text:p>2.8760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1901208333333" calcext:value-type="float">
            <text:p>2.11901</text:p>
          </table:table-cell>
          <table:table-cell office:value-type="float" office:value="2.17941333333333" calcext:value-type="float">
            <text:p>2.17941</text:p>
          </table:table-cell>
          <table:table-cell office:value-type="float" office:value="2.760299" calcext:value-type="float">
            <text:p>2.76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852583333333" calcext:value-type="float">
            <text:p>2.17853</text:p>
          </table:table-cell>
          <table:table-cell office:value-type="float" office:value="2.41230875" calcext:value-type="float">
            <text:p>2.41231</text:p>
          </table:table-cell>
          <table:table-cell office:value-type="float" office:value="3.630061" calcext:value-type="float">
            <text:p>3.630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7307375" calcext:value-type="float">
            <text:p>2.17307</text:p>
          </table:table-cell>
          <table:table-cell office:value-type="float" office:value="2.27575666666667" calcext:value-type="float">
            <text:p>2.27576</text:p>
          </table:table-cell>
          <table:table-cell office:value-type="float" office:value="3.321044" calcext:value-type="float">
            <text:p>3.321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15705" calcext:value-type="float">
            <text:p>2.13157</text:p>
          </table:table-cell>
          <table:table-cell office:value-type="float" office:value="2.17118466666667" calcext:value-type="float">
            <text:p>2.17118</text:p>
          </table:table-cell>
          <table:table-cell office:value-type="float" office:value="2.927363" calcext:value-type="float">
            <text:p>2.927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6969366666667" calcext:value-type="float">
            <text:p>2.16969</text:p>
          </table:table-cell>
          <table:table-cell office:value-type="float" office:value="2.25786616666667" calcext:value-type="float">
            <text:p>2.25787</text:p>
          </table:table-cell>
          <table:table-cell office:value-type="float" office:value="3.426319" calcext:value-type="float">
            <text:p>3.426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996666666667" calcext:value-type="float">
            <text:p>2.17997</text:p>
          </table:table-cell>
          <table:table-cell office:value-type="float" office:value="2.15995458333333" calcext:value-type="float">
            <text:p>2.15995</text:p>
          </table:table-cell>
          <table:table-cell office:value-type="float" office:value="2.92956" calcext:value-type="float">
            <text:p>2.929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973258333333" calcext:value-type="float">
            <text:p>2.15973</text:p>
          </table:table-cell>
          <table:table-cell office:value-type="float" office:value="2.17143091666667" calcext:value-type="float">
            <text:p>2.17143</text:p>
          </table:table-cell>
          <table:table-cell office:value-type="float" office:value="3.009405" calcext:value-type="float">
            <text:p>3.0094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441208333333" calcext:value-type="float">
            <text:p>2.15441</text:p>
          </table:table-cell>
          <table:table-cell office:value-type="float" office:value="2.20295166666667" calcext:value-type="float">
            <text:p>2.20295</text:p>
          </table:table-cell>
          <table:table-cell office:value-type="float" office:value="2.447292" calcext:value-type="float">
            <text:p>2.447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268166666667" calcext:value-type="float">
            <text:p>2.14268</text:p>
          </table:table-cell>
          <table:table-cell office:value-type="float" office:value="2.19823583333333" calcext:value-type="float">
            <text:p>2.19824</text:p>
          </table:table-cell>
          <table:table-cell office:value-type="float" office:value="2.392392" calcext:value-type="float">
            <text:p>2.392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95575" calcext:value-type="float">
            <text:p>2.13956</text:p>
          </table:table-cell>
          <table:table-cell office:value-type="float" office:value="2.16677208333333" calcext:value-type="float">
            <text:p>2.16677</text:p>
          </table:table-cell>
          <table:table-cell office:value-type="float" office:value="2.474953" calcext:value-type="float">
            <text:p>2.4749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81475" calcext:value-type="float">
            <text:p>2.13815</text:p>
          </table:table-cell>
          <table:table-cell office:value-type="float" office:value="2.31605541666667" calcext:value-type="float">
            <text:p>2.31606</text:p>
          </table:table-cell>
          <table:table-cell office:value-type="float" office:value="3.252221" calcext:value-type="float">
            <text:p>3.252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533841666667" calcext:value-type="float">
            <text:p>2.13534</text:p>
          </table:table-cell>
          <table:table-cell office:value-type="float" office:value="2.20661383333333" calcext:value-type="float">
            <text:p>2.20661</text:p>
          </table:table-cell>
          <table:table-cell office:value-type="float" office:value="3.055047" calcext:value-type="float">
            <text:p>3.055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325305" calcext:value-type="float">
            <text:p>2.13253</text:p>
          </table:table-cell>
          <table:table-cell office:value-type="float" office:value="2.30887758333333" calcext:value-type="float">
            <text:p>2.30888</text:p>
          </table:table-cell>
          <table:table-cell office:value-type="float" office:value="3.254686" calcext:value-type="float">
            <text:p>3.2546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29984" calcext:value-type="float">
            <text:p>2.12998</text:p>
          </table:table-cell>
          <table:table-cell office:value-type="float" office:value="2.22212525" calcext:value-type="float">
            <text:p>2.22213</text:p>
          </table:table-cell>
          <table:table-cell office:value-type="float" office:value="2.783919" calcext:value-type="float">
            <text:p>2.783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4" calcext:value-type="float">
            <text:p>4</text:p>
          </table:table-cell>
          <table:table-cell table:formula="of:=SUM([.E1:.E5])" office:value-type="float" office:value="4" calcext:value-type="float">
            <text:p>4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0" calcext:value-type="float">
            <text:p>0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1" calcext:value-type="float">
            <text:p>1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4" calcext:value-type="float">
            <text:p>4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5" calcext:value-type="float">
            <text:p>5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0" calcext:value-type="float">
            <text:p>0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4" calcext:value-type="float">
            <text:p>4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1" calcext:value-type="float">
            <text:p>1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0" calcext:value-type="float">
            <text:p>0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4" calcext:value-type="float">
            <text:p>4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1" calcext:value-type="float">
            <text:p>1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5" calcext:value-type="float">
            <text:p>5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38:46.813577898</dc:date>
    <meta:document-statistic meta:table-count="1" meta:cell-count="4639" meta:object-count="0"/>
    <meta:generator>LibreOffice/4.2.8.2$Linux_X86_64 LibreOffice_project/420m0$Build-2</meta:generator>
  </office:meta>
</office:document-meta>
</file>